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7834" officeooo:paragraph-rsid="00157834"/>
    </style:style>
    <style:style style:name="P2" style:family="paragraph" style:parent-style-name="Standard">
      <style:text-properties officeooo:rsid="0016bd87" officeooo:paragraph-rsid="0016bd87"/>
    </style:style>
    <style:style style:name="P3" style:family="paragraph" style:parent-style-name="Standard">
      <style:text-properties fo:font-weight="bold" officeooo:rsid="0016bd87" officeooo:paragraph-rsid="0016bd8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bd87" officeooo:paragraph-rsid="0016bd8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bd87" officeooo:paragraph-rsid="0016bd8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57834" officeooo:paragraph-rsid="00157834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16bd87" officeooo:paragraph-rsid="0016bd87" style:font-weight-asian="bold" style:font-weight-complex="bold"/>
    </style:style>
    <style:style style:name="P8" style:family="paragraph" style:parent-style-name="Standard">
      <style:text-properties officeooo:rsid="0016bd87" officeooo:paragraph-rsid="0016bd87"/>
    </style:style>
    <style:style style:name="T1" style:family="text">
      <style:text-properties officeooo:rsid="0017a7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HTML &amp; CSS</text:span> Course</text:p>
      <text:p text:style-name="P1"/>
      <text:p text:style-name="P1"/>
      <text:p text:style-name="P4">Section 1 – Intro to <text:span text:style-name="T1">Web Dev</text:span></text:p>
      <text:p text:style-name="P5"/>
      <text:p text:style-name="P2">1.1 – Required Sofware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3:00:15.053696745</meta:creation-date>
    <dc:date>2017-07-26T22:58:15.975632971</dc:date>
    <meta:editing-duration>PT8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3" meta:character-count="67" meta:non-whitespace-character-count="55"/>
  </office:meta>
</office:document-meta>
</file>